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onnectionConfiguration.getProtoc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nectionConfiguration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nectionConfiguration.getPassword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ConnectionConfiguration.setProtocol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nectionConfiguration.getPasswor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nectionConfiguration.getAuthenti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lConnectionConfiguration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ilConnectionConfiguration.getUse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nectionConfiguration.setFolderName( String fol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nectionConfiguration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nectionConfiguration.getHo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nectionConfiguration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nectionConfiguration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nectionConfiguration.getFolde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nectionConfiguration.isSecureProtoco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